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HASE ONE: FROM CAESAREA TO SIDON (27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HASE ONE: FROM CAESAREA TO SIDON (27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ommand given to Julius the centurion (27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mpassion shown by Julius the centurion (27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ACTS 27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PHASE ONE: FROM CAESAREA TO SIDON (27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PHASE TWO: FROM SIDON TO MYRA (27:4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PHASE THREE: FROM MYRA TO FAIR HAVENS (27:7-12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PHASE THREE: FROM MYRA TO FAIR HAVENS (27:7-12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reason for Paul's warning (27:7-10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rejection of Paul's warning (27:11-12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ACTS 27<text:s text:c="1"/></text:span><text:span text:style-name="a490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PHASE ONE: FROM CAESAREA TO SIDON (27:1-3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PHASE TWO: FROM SIDON TO MYRA (27:4-6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PHASE THREE: FROM MYRA TO FAIR HAVENS (27:7-1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PHASE FOUR: FROM FAIR HAVENS TO MALTA (27:13-44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-title-Title-Slide" presentation:presentation-page-layout-name="Master1-PPL1" draw:id="Slide-261">
        <draw:frame draw:id="id93" presentation:style-name="a513" draw:name="Title 1" svg:x="1.38in" svg:y="0.83in" svg:width="10.3in" svg:height="4.42in" presentation:class="title" presentation:placeholder="false">
          <draw:text-box>
            <text:p text:style-name="a512" text:class-names="" text:cond-style-name=""><text:span text:style-name="a510" text:class-names="">PHASE FOUR: FROM FAIR HAVENS TO MALTA (27:13-44)<text:s text:c="1"/></text:span><text:span text:style-name="a511" text:class-names=""/></text:p>
          </draw:text-box>
          <svg:title/>
          <svg:desc/>
        </draw:frame>
        <draw:frame draw:id="id94" presentation:style-name="a518" draw:name="Subtitle 2" svg:x="1.38in" svg:y="5.25in" svg:width="10.3in" svg:height="1.85in" presentation:class="subtitle" presentation:placeholder="false">
          <draw:text-box>
            <text:p text:style-name="a515" text:class-names="" text:cond-style-name=""><text:span text:style-name="a514" text:class-names=""><text:s text:c="1"/>The fearful storm (27:13-20)<text:s text:c="1"/></text:span></text:p>
            <text:p text:style-name="a517" text:class-names="" text:cond-style-name=""><text:span text:style-name="a516" text:class-names=""/></text:p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fearful storm (27:13-20)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name for this storm (27:13-14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nature of this storm (27:15-20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PHASE FOUR: FROM FAIR HAVENS TO MALTA (27:13-44)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 fearful storm (27:13-20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cheerful saint (27:21-44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-title-Title-Slide" presentation:presentation-page-layout-name="Master1-PPL1" draw:id="Slide-264">
        <draw:frame draw:id="id99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<text:s text:c="1"/>The cheerful saint (27:21-44):<text:s text:c="1"/></text:span><text:span text:style-name="a551" text:class-names=""/></text:p>
          </draw:text-box>
          <svg:title/>
          <svg:desc/>
        </draw:frame>
        <draw:frame draw:id="id100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The foretelling (27:21-38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The foretelling (27:21-38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God says they will all be shipwrecked on an island (27:21-32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God says not one person will lose his life, so all should eat and take courage (27:33-38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 cheerful saint (27:21-44):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foretelling (27:21-38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fulfilling (27:39-44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-title-Title-Slide" presentation:presentation-page-layout-name="Master1-PPL1" draw:id="Slide-267">
        <draw:frame draw:id="id105" presentation:style-name="a593" draw:name="Title 1" svg:x="1.38in" svg:y="0.83in" svg:width="10.3in" svg:height="4.42in" presentation:class="title" presentation:placeholder="false">
          <draw:text-box>
            <text:p text:style-name="a592" text:class-names="" text:cond-style-name=""><text:span text:style-name="a590" text:class-names=""><text:s text:c="1"/>The fulfilling (27:39-44)<text:s text:c="1"/></text:span><text:span text:style-name="a591" text:class-names=""/></text:p>
          </draw:text-box>
          <svg:title/>
          <svg:desc/>
        </draw:frame>
        <draw:frame draw:id="id106" presentation:style-name="a598" draw:name="Subtitle 2" svg:x="1.38in" svg:y="5.25in" svg:width="10.3in" svg:height="1.85in" presentation:class="subtitle" presentation:placeholder="false">
          <draw:text-box>
            <text:p text:style-name="a595" text:class-names="" text:cond-style-name=""><text:span text:style-name="a594" text:class-names=""><text:s text:c="1"/>Shipwreck (27:39-44a)<text:s text:c="1"/></text:span></text:p>
            <text:p text:style-name="a597" text:class-names="" text:cond-style-name=""><text:span text:style-name="a596" text:class-names=""/></text:p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Shipwreck (27:39-44a)<text:s text:c="1"/></text:span><text:span text:style-name="a601" text:class-names=""/></text:p>
          </draw:text-box>
          <svg:title/>
          <svg:desc/>
        </draw:frame>
        <draw:frame draw:id="id108" presentation:style-name="a613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ship runs aground and begins to fall apart (27:39-41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e soldiers want to kill the prisoners to make sure none of them escape, but the commanding officer forbids it in order to save Paul's life (27:42-44a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14" draw:style-name="a614" draw:master-page-name="Master1-Layout12-tx-Title-and-Text" presentation:presentation-page-layout-name="Master1-PPL12" draw:id="Slide-269">
        <draw:frame draw:id="id109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The fulfilling (27:39-44)<text:s text:c="1"/></text:span><text:span text:style-name="a616" text:class-names=""/></text:p>
          </draw:text-box>
          <svg:title/>
          <svg:desc/>
        </draw:frame>
        <draw:frame draw:id="id110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Shipwreck (27:39-44a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Safety (27:44b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5" draw:style-name="a629" draw:master-page-name="Master1-Layout12-tx-Title-and-Text" presentation:presentation-page-layout-name="Master1-PPL12" draw:id="Slide-270">
        <draw:frame draw:id="id111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The cheerful saint (27:21-44):<text:s text:c="1"/></text:span><text:span text:style-name="a631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foretelling (27:21-38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fulfilling (27:39-44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6" draw:style-name="a644" draw:master-page-name="Master1-Layout12-tx-Title-and-Text" presentation:presentation-page-layout-name="Master1-PPL12" draw:id="Slide-271">
        <draw:frame draw:id="id113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PHASE FOUR: FROM FAIR HAVENS TO MALTA (27:13-44)<text:s text:c="1"/></text:span><text:span text:style-name="a646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The fearful storm (27:13-20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cheerful saint (27:21-44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ACTS 27<text:s text:c="1"/></text:span><text:span text:style-name="a661" text:class-names=""/></text:p>
          </draw:text-box>
          <svg:title/>
          <svg:desc/>
        </draw:frame>
        <draw:frame draw:id="id116" presentation:style-name="a679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PHASE ONE: FROM CAESAREA TO SIDON (27:1-3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PHASE TWO: FROM SIDON TO MYRA (27:4-6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PHASE THREE: FROM MYRA TO FAIR HAVENS (27:7-12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PHASE FOUR: FROM FAIR HAVENS TO MALTA (27:13-44)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7 </dc:title>
    <meta:initial-creator>David STRICKLAND</meta:initial-creator>
    <dc:creator>David STRICKLAND</dc:creator>
    <meta:creation-date>2020-02-23T23:11:25Z</meta:creation-date>
    <dc:date>2020-02-23T23:11:26Z</dc:date>
    <meta:template xlink:href="BibleStudy" xlink:type="simple"/>
    <meta:editing-cycles>1</meta:editing-cycles>
    <meta:editing-duration>PT0S</meta:editing-duration>
    <meta:document-statistic meta:paragraph-count="52" meta:word-count="455"/>
  </office:meta>
</office:document-meta>
</file>